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7.53mm"/>
    </style:style>
    <style:style style:name="co2" style:family="table-column">
      <style:table-column-properties fo:break-before="auto" style:column-width="25.72mm"/>
    </style:style>
    <style:style style:name="co3" style:family="table-column">
      <style:table-column-properties fo:break-before="auto" style:column-width="19.44mm"/>
    </style:style>
    <style:style style:name="co4" style:family="table-column">
      <style:table-column-properties fo:break-before="auto" style:column-width="13.9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2z1" table:style-name="ta1">
        <table:shapes>
          <draw:frame draw:z-index="0" draw:style-name="gr1" draw:text-style-name="P1" svg:width="160.02mm" svg:height="114.48mm" svg:x="138.85mm" svg:y="113.69mm">
            <loext:p draw:notify-on-update-of-ranges="l2z1.A5:l2z1.A54 l2z1.B5:l2z1.B21 l2z1.C5:l2z1.C21 l2z1.D5:l2z1.D54 l2z1.E5:l2z1.E54 l2z1.F5:l2z1.F54 l2z1.G5:l2z1.G5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Podaj</text:p>
          </table:table-cell>
          <table:table-cell office:value-type="string" calcext:value-type="string">
            <text:p>wielkosc</text:p>
          </table:table-cell>
          <table:table-cell office:value-type="string" calcext:value-type="string">
            <text:p>danych:</text:p>
          </table:table-cell>
          <table:table-cell table:number-columns-repeated="4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68" calcext:value-type="float">
            <text:p>2568</text:p>
          </table:table-cell>
          <table:table-cell office:value-type="float" office:value="2572" calcext:value-type="float">
            <text:p>2572</text:p>
          </table:table-cell>
          <table:table-cell office:value-type="float" office:value="544" calcext:value-type="float">
            <text:p>544</text:p>
          </table:table-cell>
          <table:table-cell office:value-type="float" office:value="674" calcext:value-type="float">
            <text:p>674</text:p>
          </table:table-cell>
          <table:table-cell office:value-type="float" office:value="514" calcext:value-type="float">
            <text:p>51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124" calcext:value-type="float">
            <text:p>10124</text:p>
          </table:table-cell>
          <table:table-cell office:value-type="float" office:value="10129" calcext:value-type="float">
            <text:p>10129</text:p>
          </table:table-cell>
          <table:table-cell office:value-type="float" office:value="1292" calcext:value-type="float">
            <text:p>1292</text:p>
          </table:table-cell>
          <table:table-cell office:value-type="float" office:value="1554" calcext:value-type="float">
            <text:p>1554</text:p>
          </table:table-cell>
          <table:table-cell office:value-type="float" office:value="1285" calcext:value-type="float">
            <text:p>1285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706" calcext:value-type="float">
            <text:p>22706</text:p>
          </table:table-cell>
          <table:table-cell office:value-type="float" office:value="22711" calcext:value-type="float">
            <text:p>22711</text:p>
          </table:table-cell>
          <table:table-cell office:value-type="float" office:value="2119" calcext:value-type="float">
            <text:p>2119</text:p>
          </table:table-cell>
          <table:table-cell office:value-type="float" office:value="2510" calcext:value-type="float">
            <text:p>2510</text:p>
          </table:table-cell>
          <table:table-cell office:value-type="float" office:value="2150" calcext:value-type="float">
            <text:p>2150</text:p>
          </table:table-cell>
          <table:table-cell office:value-type="float" office:value="1212" calcext:value-type="float">
            <text:p>121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0278" calcext:value-type="float">
            <text:p>40278</text:p>
          </table:table-cell>
          <table:table-cell office:value-type="float" office:value="40282" calcext:value-type="float">
            <text:p>40282</text:p>
          </table:table-cell>
          <table:table-cell office:value-type="float" office:value="3001" calcext:value-type="float">
            <text:p>3001</text:p>
          </table:table-cell>
          <table:table-cell office:value-type="float" office:value="3528" calcext:value-type="float">
            <text:p>3528</text:p>
          </table:table-cell>
          <table:table-cell office:value-type="float" office:value="3093" calcext:value-type="float">
            <text:p>3093</text:p>
          </table:table-cell>
          <table:table-cell office:value-type="float" office:value="1716" calcext:value-type="float">
            <text:p>171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2900" calcext:value-type="float">
            <text:p>62900</text:p>
          </table:table-cell>
          <table:table-cell office:value-type="float" office:value="62905" calcext:value-type="float">
            <text:p>62905</text:p>
          </table:table-cell>
          <table:table-cell office:value-type="float" office:value="3918" calcext:value-type="float">
            <text:p>3918</text:p>
          </table:table-cell>
          <table:table-cell office:value-type="float" office:value="4550" calcext:value-type="float">
            <text:p>4550</text:p>
          </table:table-cell>
          <table:table-cell office:value-type="float" office:value="4066" calcext:value-type="float">
            <text:p>4066</text:p>
          </table:table-cell>
          <table:table-cell office:value-type="float" office:value="2245" calcext:value-type="float">
            <text:p>224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90587" calcext:value-type="float">
            <text:p>90587</text:p>
          </table:table-cell>
          <table:table-cell office:value-type="float" office:value="90591" calcext:value-type="float">
            <text:p>90591</text:p>
          </table:table-cell>
          <table:table-cell office:value-type="float" office:value="4883" calcext:value-type="float">
            <text:p>4883</text:p>
          </table:table-cell>
          <table:table-cell office:value-type="float" office:value="5666" calcext:value-type="float">
            <text:p>5666</text:p>
          </table:table-cell>
          <table:table-cell office:value-type="float" office:value="5100" calcext:value-type="float">
            <text:p>5100</text:p>
          </table:table-cell>
          <table:table-cell office:value-type="float" office:value="2804" calcext:value-type="float">
            <text:p>280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23044" calcext:value-type="float">
            <text:p>123044</text:p>
          </table:table-cell>
          <table:table-cell office:value-type="float" office:value="123048" calcext:value-type="float">
            <text:p>123048</text:p>
          </table:table-cell>
          <table:table-cell office:value-type="float" office:value="5872" calcext:value-type="float">
            <text:p>5872</text:p>
          </table:table-cell>
          <table:table-cell office:value-type="float" office:value="6799" calcext:value-type="float">
            <text:p>6799</text:p>
          </table:table-cell>
          <table:table-cell office:value-type="float" office:value="6179" calcext:value-type="float">
            <text:p>6179</text:p>
          </table:table-cell>
          <table:table-cell office:value-type="float" office:value="3384" calcext:value-type="float">
            <text:p>338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60662" calcext:value-type="float">
            <text:p>160662</text:p>
          </table:table-cell>
          <table:table-cell office:value-type="float" office:value="160665" calcext:value-type="float">
            <text:p>160665</text:p>
          </table:table-cell>
          <table:table-cell office:value-type="float" office:value="6881" calcext:value-type="float">
            <text:p>6881</text:p>
          </table:table-cell>
          <table:table-cell office:value-type="float" office:value="7936" calcext:value-type="float">
            <text:p>7936</text:p>
          </table:table-cell>
          <table:table-cell office:value-type="float" office:value="7249" calcext:value-type="float">
            <text:p>7249</text:p>
          </table:table-cell>
          <table:table-cell office:value-type="float" office:value="3969" calcext:value-type="float">
            <text:p>3969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03083" calcext:value-type="float">
            <text:p>203083</text:p>
          </table:table-cell>
          <table:table-cell office:value-type="float" office:value="203086" calcext:value-type="float">
            <text:p>203086</text:p>
          </table:table-cell>
          <table:table-cell office:value-type="float" office:value="7912" calcext:value-type="float">
            <text:p>7912</text:p>
          </table:table-cell>
          <table:table-cell office:value-type="float" office:value="9079" calcext:value-type="float">
            <text:p>9079</text:p>
          </table:table-cell>
          <table:table-cell office:value-type="float" office:value="8393" calcext:value-type="float">
            <text:p>8393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50686" calcext:value-type="float">
            <text:p>250686</text:p>
          </table:table-cell>
          <table:table-cell office:value-type="float" office:value="250689" calcext:value-type="float">
            <text:p>250689</text:p>
          </table:table-cell>
          <table:table-cell office:value-type="float" office:value="8957" calcext:value-type="float">
            <text:p>8957</text:p>
          </table:table-cell>
          <table:table-cell office:value-type="float" office:value="10226" calcext:value-type="float">
            <text:p>10226</text:p>
          </table:table-cell>
          <table:table-cell office:value-type="float" office:value="9527" calcext:value-type="float">
            <text:p>9527</text:p>
          </table:table-cell>
          <table:table-cell office:value-type="float" office:value="5206" calcext:value-type="float">
            <text:p>5206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303257" calcext:value-type="float">
            <text:p>303257</text:p>
          </table:table-cell>
          <table:table-cell office:value-type="float" office:value="303259" calcext:value-type="float">
            <text:p>303259</text:p>
          </table:table-cell>
          <table:table-cell office:value-type="float" office:value="10041" calcext:value-type="float">
            <text:p>10041</text:p>
          </table:table-cell>
          <table:table-cell office:value-type="float" office:value="11455" calcext:value-type="float">
            <text:p>11455</text:p>
          </table:table-cell>
          <table:table-cell office:value-type="float" office:value="10664" calcext:value-type="float">
            <text:p>10664</text:p>
          </table:table-cell>
          <table:table-cell office:value-type="float" office:value="5814" calcext:value-type="float">
            <text:p>581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360890" calcext:value-type="float">
            <text:p>360890</text:p>
          </table:table-cell>
          <table:table-cell office:value-type="float" office:value="360892" calcext:value-type="float">
            <text:p>360892</text:p>
          </table:table-cell>
          <table:table-cell office:value-type="float" office:value="11144" calcext:value-type="float">
            <text:p>11144</text:p>
          </table:table-cell>
          <table:table-cell office:value-type="float" office:value="12712" calcext:value-type="float">
            <text:p>12712</text:p>
          </table:table-cell>
          <table:table-cell office:value-type="float" office:value="11868" calcext:value-type="float">
            <text:p>11868</text:p>
          </table:table-cell>
          <table:table-cell office:value-type="float" office:value="6470" calcext:value-type="float">
            <text:p>647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423231" calcext:value-type="float">
            <text:p>423231</text:p>
          </table:table-cell>
          <table:table-cell office:value-type="float" office:value="423232" calcext:value-type="float">
            <text:p>423232</text:p>
          </table:table-cell>
          <table:table-cell office:value-type="float" office:value="12259" calcext:value-type="float">
            <text:p>12259</text:p>
          </table:table-cell>
          <table:table-cell office:value-type="float" office:value="13975" calcext:value-type="float">
            <text:p>13975</text:p>
          </table:table-cell>
          <table:table-cell office:value-type="float" office:value="13005" calcext:value-type="float">
            <text:p>13005</text:p>
          </table:table-cell>
          <table:table-cell office:value-type="float" office:value="7085" calcext:value-type="float">
            <text:p>7085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491174" calcext:value-type="float">
            <text:p>491174</text:p>
          </table:table-cell>
          <table:table-cell office:value-type="float" office:value="491175" calcext:value-type="float">
            <text:p>491175</text:p>
          </table:table-cell>
          <table:table-cell office:value-type="float" office:value="13386" calcext:value-type="float">
            <text:p>13386</text:p>
          </table:table-cell>
          <table:table-cell office:value-type="float" office:value="15243" calcext:value-type="float">
            <text:p>15243</text:p>
          </table:table-cell>
          <table:table-cell office:value-type="float" office:value="14228" calcext:value-type="float">
            <text:p>14228</text:p>
          </table:table-cell>
          <table:table-cell office:value-type="float" office:value="7728" calcext:value-type="float">
            <text:p>7728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2" office:value-type="float" office:value="563201" calcext:value-type="float">
            <text:p>563201</text:p>
          </table:table-cell>
          <table:table-cell office:value-type="float" office:value="14523" calcext:value-type="float">
            <text:p>14523</text:p>
          </table:table-cell>
          <table:table-cell office:value-type="float" office:value="16515" calcext:value-type="float">
            <text:p>16515</text:p>
          </table:table-cell>
          <table:table-cell office:value-type="float" office:value="15417" calcext:value-type="float">
            <text:p>15417</text:p>
          </table:table-cell>
          <table:table-cell office:value-type="float" office:value="8378" calcext:value-type="float">
            <text:p>8378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table:number-columns-repeated="2" office:value-type="float" office:value="640289" calcext:value-type="float">
            <text:p>640289</text:p>
          </table:table-cell>
          <table:table-cell office:value-type="float" office:value="15681" calcext:value-type="float">
            <text:p>15681</text:p>
          </table:table-cell>
          <table:table-cell office:value-type="float" office:value="17792" calcext:value-type="float">
            <text:p>17792</text:p>
          </table:table-cell>
          <table:table-cell office:value-type="float" office:value="16708" calcext:value-type="float">
            <text:p>16708</text:p>
          </table:table-cell>
          <table:table-cell office:value-type="float" office:value="9027" calcext:value-type="float">
            <text:p>9027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723866" calcext:value-type="float">
            <text:p>723866</text:p>
          </table:table-cell>
          <table:table-cell office:value-type="float" office:value="723865" calcext:value-type="float">
            <text:p>723865</text:p>
          </table:table-cell>
          <table:table-cell office:value-type="float" office:value="16850" calcext:value-type="float">
            <text:p>16850</text:p>
          </table:table-cell>
          <table:table-cell office:value-type="float" office:value="19075" calcext:value-type="float">
            <text:p>19075</text:p>
          </table:table-cell>
          <table:table-cell office:value-type="float" office:value="17984" calcext:value-type="float">
            <text:p>17984</text:p>
          </table:table-cell>
          <table:table-cell office:value-type="float" office:value="9753" calcext:value-type="float">
            <text:p>9753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811375" calcext:value-type="float">
            <text:p>811375</text:p>
          </table:table-cell>
          <table:table-cell office:value-type="float" office:value="811374" calcext:value-type="float">
            <text:p>811374</text:p>
          </table:table-cell>
          <table:table-cell office:value-type="float" office:value="18028" calcext:value-type="float">
            <text:p>18028</text:p>
          </table:table-cell>
          <table:table-cell office:value-type="float" office:value="20363" calcext:value-type="float">
            <text:p>20363</text:p>
          </table:table-cell>
          <table:table-cell office:value-type="float" office:value="19105" calcext:value-type="float">
            <text:p>19105</text:p>
          </table:table-cell>
          <table:table-cell office:value-type="float" office:value="10349" calcext:value-type="float">
            <text:p>10349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904460" calcext:value-type="float">
            <text:p>904460</text:p>
          </table:table-cell>
          <table:table-cell office:value-type="float" office:value="904458" calcext:value-type="float">
            <text:p>904458</text:p>
          </table:table-cell>
          <table:table-cell office:value-type="float" office:value="19217" calcext:value-type="float">
            <text:p>19217</text:p>
          </table:table-cell>
          <table:table-cell office:value-type="float" office:value="21656" calcext:value-type="float">
            <text:p>21656</text:p>
          </table:table-cell>
          <table:table-cell office:value-type="float" office:value="20518" calcext:value-type="float">
            <text:p>20518</text:p>
          </table:table-cell>
          <table:table-cell office:value-type="float" office:value="11037" calcext:value-type="float">
            <text:p>1103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997" calcext:value-type="float">
            <text:p>1000997</text:p>
          </table:table-cell>
          <table:table-cell office:value-type="float" office:value="1000994" calcext:value-type="float">
            <text:p>1000994</text:p>
          </table:table-cell>
          <table:table-cell office:value-type="float" office:value="20413" calcext:value-type="float">
            <text:p>20413</text:p>
          </table:table-cell>
          <table:table-cell office:value-type="float" office:value="22952" calcext:value-type="float">
            <text:p>22952</text:p>
          </table:table-cell>
          <table:table-cell office:value-type="float" office:value="21756" calcext:value-type="float">
            <text:p>21756</text:p>
          </table:table-cell>
          <table:table-cell office:value-type="float" office:value="11722" calcext:value-type="float">
            <text:p>11722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104283" calcext:value-type="float">
            <text:p>1104283</text:p>
          </table:table-cell>
          <table:table-cell office:value-type="float" office:value="1104280" calcext:value-type="float">
            <text:p>1104280</text:p>
          </table:table-cell>
          <table:table-cell office:value-type="float" office:value="21636" calcext:value-type="float">
            <text:p>21636</text:p>
          </table:table-cell>
          <table:table-cell office:value-type="float" office:value="24308" calcext:value-type="float">
            <text:p>24308</text:p>
          </table:table-cell>
          <table:table-cell office:value-type="float" office:value="23100" calcext:value-type="float">
            <text:p>23100</text:p>
          </table:table-cell>
          <table:table-cell office:value-type="float" office:value="12465" calcext:value-type="float">
            <text:p>12465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211450" calcext:value-type="float">
            <text:p>1211450</text:p>
          </table:table-cell>
          <table:table-cell office:value-type="float" office:value="1211447" calcext:value-type="float">
            <text:p>1211447</text:p>
          </table:table-cell>
          <table:table-cell office:value-type="float" office:value="22886" calcext:value-type="float">
            <text:p>22886</text:p>
          </table:table-cell>
          <table:table-cell office:value-type="float" office:value="25715" calcext:value-type="float">
            <text:p>25715</text:p>
          </table:table-cell>
          <table:table-cell office:value-type="float" office:value="24438" calcext:value-type="float">
            <text:p>24438</text:p>
          </table:table-cell>
          <table:table-cell office:value-type="float" office:value="13159" calcext:value-type="float">
            <text:p>13159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323878" calcext:value-type="float">
            <text:p>1323878</text:p>
          </table:table-cell>
          <table:table-cell office:value-type="float" office:value="1323874" calcext:value-type="float">
            <text:p>1323874</text:p>
          </table:table-cell>
          <table:table-cell office:value-type="float" office:value="24141" calcext:value-type="float">
            <text:p>24141</text:p>
          </table:table-cell>
          <table:table-cell office:value-type="float" office:value="27127" calcext:value-type="float">
            <text:p>27127</text:p>
          </table:table-cell>
          <table:table-cell office:value-type="float" office:value="25723" calcext:value-type="float">
            <text:p>25723</text:p>
          </table:table-cell>
          <table:table-cell office:value-type="float" office:value="13858" calcext:value-type="float">
            <text:p>13858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440780" calcext:value-type="float">
            <text:p>1440780</text:p>
          </table:table-cell>
          <table:table-cell office:value-type="float" office:value="1440776" calcext:value-type="float">
            <text:p>1440776</text:p>
          </table:table-cell>
          <table:table-cell office:value-type="float" office:value="25405" calcext:value-type="float">
            <text:p>25405</text:p>
          </table:table-cell>
          <table:table-cell office:value-type="float" office:value="28544" calcext:value-type="float">
            <text:p>28544</text:p>
          </table:table-cell>
          <table:table-cell office:value-type="float" office:value="26865" calcext:value-type="float">
            <text:p>26865</text:p>
          </table:table-cell>
          <table:table-cell office:value-type="float" office:value="14544" calcext:value-type="float">
            <text:p>14544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563823" calcext:value-type="float">
            <text:p>1563823</text:p>
          </table:table-cell>
          <table:table-cell office:value-type="float" office:value="1563818" calcext:value-type="float">
            <text:p>1563818</text:p>
          </table:table-cell>
          <table:table-cell office:value-type="float" office:value="26676" calcext:value-type="float">
            <text:p>26676</text:p>
          </table:table-cell>
          <table:table-cell office:value-type="float" office:value="29967" calcext:value-type="float">
            <text:p>29967</text:p>
          </table:table-cell>
          <table:table-cell office:value-type="float" office:value="28354" calcext:value-type="float">
            <text:p>28354</text:p>
          </table:table-cell>
          <table:table-cell office:value-type="float" office:value="15271" calcext:value-type="float">
            <text:p>15271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690805" calcext:value-type="float">
            <text:p>1690805</text:p>
          </table:table-cell>
          <table:table-cell office:value-type="float" office:value="1690799" calcext:value-type="float">
            <text:p>1690799</text:p>
          </table:table-cell>
          <table:table-cell office:value-type="float" office:value="27958" calcext:value-type="float">
            <text:p>27958</text:p>
          </table:table-cell>
          <table:table-cell office:value-type="float" office:value="31394" calcext:value-type="float">
            <text:p>31394</text:p>
          </table:table-cell>
          <table:table-cell office:value-type="float" office:value="29671" calcext:value-type="float">
            <text:p>29671</text:p>
          </table:table-cell>
          <table:table-cell office:value-type="float" office:value="15923" calcext:value-type="float">
            <text:p>15923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824472" calcext:value-type="float">
            <text:p>1824472</text:p>
          </table:table-cell>
          <table:table-cell office:value-type="float" office:value="1824466" calcext:value-type="float">
            <text:p>1824466</text:p>
          </table:table-cell>
          <table:table-cell office:value-type="float" office:value="29252" calcext:value-type="float">
            <text:p>29252</text:p>
          </table:table-cell>
          <table:table-cell office:value-type="float" office:value="32828" calcext:value-type="float">
            <text:p>32828</text:p>
          </table:table-cell>
          <table:table-cell office:value-type="float" office:value="30931" calcext:value-type="float">
            <text:p>30931</text:p>
          </table:table-cell>
          <table:table-cell office:value-type="float" office:value="16683" calcext:value-type="float">
            <text:p>16683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963147" calcext:value-type="float">
            <text:p>1963147</text:p>
          </table:table-cell>
          <table:table-cell office:value-type="float" office:value="1963141" calcext:value-type="float">
            <text:p>1963141</text:p>
          </table:table-cell>
          <table:table-cell office:value-type="float" office:value="30554" calcext:value-type="float">
            <text:p>30554</text:p>
          </table:table-cell>
          <table:table-cell office:value-type="float" office:value="34267" calcext:value-type="float">
            <text:p>34267</text:p>
          </table:table-cell>
          <table:table-cell office:value-type="float" office:value="32254" calcext:value-type="float">
            <text:p>32254</text:p>
          </table:table-cell>
          <table:table-cell office:value-type="float" office:value="17211" calcext:value-type="float">
            <text:p>17211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2105185" calcext:value-type="float">
            <text:p>2105185</text:p>
          </table:table-cell>
          <table:table-cell office:value-type="float" office:value="2105178" calcext:value-type="float">
            <text:p>2105178</text:p>
          </table:table-cell>
          <table:table-cell office:value-type="float" office:value="31859" calcext:value-type="float">
            <text:p>31859</text:p>
          </table:table-cell>
          <table:table-cell office:value-type="float" office:value="35709" calcext:value-type="float">
            <text:p>35709</text:p>
          </table:table-cell>
          <table:table-cell office:value-type="float" office:value="33761" calcext:value-type="float">
            <text:p>33761</text:p>
          </table:table-cell>
          <table:table-cell office:value-type="float" office:value="18109" calcext:value-type="float">
            <text:p>18109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-2041121" calcext:value-type="float">
            <text:p>-2041121</text:p>
          </table:table-cell>
          <table:table-cell office:value-type="float" office:value="-2041129" calcext:value-type="float">
            <text:p>-2041129</text:p>
          </table:table-cell>
          <table:table-cell office:value-type="float" office:value="28879" calcext:value-type="float">
            <text:p>28879</text:p>
          </table:table-cell>
          <table:table-cell office:value-type="float" office:value="32862" calcext:value-type="float">
            <text:p>32862</text:p>
          </table:table-cell>
          <table:table-cell office:value-type="float" office:value="35049" calcext:value-type="float">
            <text:p>35049</text:p>
          </table:table-cell>
          <table:table-cell office:value-type="float" office:value="18861" calcext:value-type="float">
            <text:p>1886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-1889800" calcext:value-type="float">
            <text:p>-1889800</text:p>
          </table:table-cell>
          <table:table-cell office:value-type="float" office:value="-1889808" calcext:value-type="float">
            <text:p>-1889808</text:p>
          </table:table-cell>
          <table:table-cell office:value-type="float" office:value="30204" calcext:value-type="float">
            <text:p>30204</text:p>
          </table:table-cell>
          <table:table-cell office:value-type="float" office:value="34314" calcext:value-type="float">
            <text:p>34314</text:p>
          </table:table-cell>
          <table:table-cell office:value-type="float" office:value="36498" calcext:value-type="float">
            <text:p>36498</text:p>
          </table:table-cell>
          <table:table-cell office:value-type="float" office:value="19697" calcext:value-type="float">
            <text:p>19697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-1731426" calcext:value-type="float">
            <text:p>-1731426</text:p>
          </table:table-cell>
          <table:table-cell office:value-type="float" office:value="-1731436" calcext:value-type="float">
            <text:p>-1731436</text:p>
          </table:table-cell>
          <table:table-cell office:value-type="float" office:value="31545" calcext:value-type="float">
            <text:p>31545</text:p>
          </table:table-cell>
          <table:table-cell office:value-type="float" office:value="35772" calcext:value-type="float">
            <text:p>35772</text:p>
          </table:table-cell>
          <table:table-cell office:value-type="float" office:value="37932" calcext:value-type="float">
            <text:p>37932</text:p>
          </table:table-cell>
          <table:table-cell office:value-type="float" office:value="20459" calcext:value-type="float">
            <text:p>20459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-1571096" calcext:value-type="float">
            <text:p>-1571096</text:p>
          </table:table-cell>
          <table:table-cell office:value-type="float" office:value="-1571105" calcext:value-type="float">
            <text:p>-1571105</text:p>
          </table:table-cell>
          <table:table-cell office:value-type="float" office:value="32891" calcext:value-type="float">
            <text:p>32891</text:p>
          </table:table-cell>
          <table:table-cell office:value-type="float" office:value="37232" calcext:value-type="float">
            <text:p>37232</text:p>
          </table:table-cell>
          <table:table-cell office:value-type="float" office:value="39035" calcext:value-type="float">
            <text:p>39035</text:p>
          </table:table-cell>
          <table:table-cell office:value-type="float" office:value="20921" calcext:value-type="float">
            <text:p>20921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-1402282" calcext:value-type="float">
            <text:p>-1402282</text:p>
          </table:table-cell>
          <table:table-cell office:value-type="float" office:value="-1402293" calcext:value-type="float">
            <text:p>-1402293</text:p>
          </table:table-cell>
          <table:table-cell office:value-type="float" office:value="34249" calcext:value-type="float">
            <text:p>34249</text:p>
          </table:table-cell>
          <table:table-cell office:value-type="float" office:value="38701" calcext:value-type="float">
            <text:p>38701</text:p>
          </table:table-cell>
          <table:table-cell office:value-type="float" office:value="40693" calcext:value-type="float">
            <text:p>40693</text:p>
          </table:table-cell>
          <table:table-cell office:value-type="float" office:value="21830" calcext:value-type="float">
            <text:p>21830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-1231085" calcext:value-type="float">
            <text:p>-1231085</text:p>
          </table:table-cell>
          <table:table-cell office:value-type="float" office:value="-1231096" calcext:value-type="float">
            <text:p>-1231096</text:p>
          </table:table-cell>
          <table:table-cell office:value-type="float" office:value="35609" calcext:value-type="float">
            <text:p>35609</text:p>
          </table:table-cell>
          <table:table-cell office:value-type="float" office:value="40172" calcext:value-type="float">
            <text:p>40172</text:p>
          </table:table-cell>
          <table:table-cell office:value-type="float" office:value="41869" calcext:value-type="float">
            <text:p>41869</text:p>
          </table:table-cell>
          <table:table-cell office:value-type="float" office:value="22427" calcext:value-type="float">
            <text:p>22427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-1050588" calcext:value-type="float">
            <text:p>-1050588</text:p>
          </table:table-cell>
          <table:table-cell office:value-type="float" office:value="-1050600" calcext:value-type="float">
            <text:p>-1050600</text:p>
          </table:table-cell>
          <table:table-cell office:value-type="float" office:value="36982" calcext:value-type="float">
            <text:p>36982</text:p>
          </table:table-cell>
          <table:table-cell office:value-type="float" office:value="41653" calcext:value-type="float">
            <text:p>41653</text:p>
          </table:table-cell>
          <table:table-cell office:value-type="float" office:value="43322" calcext:value-type="float">
            <text:p>43322</text:p>
          </table:table-cell>
          <table:table-cell office:value-type="float" office:value="23269" calcext:value-type="float">
            <text:p>23269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-870619" calcext:value-type="float">
            <text:p>-870619</text:p>
          </table:table-cell>
          <table:table-cell office:value-type="float" office:value="-870631" calcext:value-type="float">
            <text:p>-870631</text:p>
          </table:table-cell>
          <table:table-cell office:value-type="float" office:value="38357" calcext:value-type="float">
            <text:p>38357</text:p>
          </table:table-cell>
          <table:table-cell office:value-type="float" office:value="43133" calcext:value-type="float">
            <text:p>43133</text:p>
          </table:table-cell>
          <table:table-cell office:value-type="float" office:value="44764" calcext:value-type="float">
            <text:p>44764</text:p>
          </table:table-cell>
          <table:table-cell office:value-type="float" office:value="23901" calcext:value-type="float">
            <text:p>23901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-683520" calcext:value-type="float">
            <text:p>-683520</text:p>
          </table:table-cell>
          <table:table-cell office:value-type="float" office:value="-683533" calcext:value-type="float">
            <text:p>-683533</text:p>
          </table:table-cell>
          <table:table-cell office:value-type="float" office:value="39742" calcext:value-type="float">
            <text:p>39742</text:p>
          </table:table-cell>
          <table:table-cell office:value-type="float" office:value="44620" calcext:value-type="float">
            <text:p>44620</text:p>
          </table:table-cell>
          <table:table-cell office:value-type="float" office:value="46304" calcext:value-type="float">
            <text:p>46304</text:p>
          </table:table-cell>
          <table:table-cell office:value-type="float" office:value="24943" calcext:value-type="float">
            <text:p>24943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-489660" calcext:value-type="float">
            <text:p>-489660</text:p>
          </table:table-cell>
          <table:table-cell office:value-type="float" office:value="-489674" calcext:value-type="float">
            <text:p>-489674</text:p>
          </table:table-cell>
          <table:table-cell office:value-type="float" office:value="41133" calcext:value-type="float">
            <text:p>41133</text:p>
          </table:table-cell>
          <table:table-cell office:value-type="float" office:value="46114" calcext:value-type="float">
            <text:p>46114</text:p>
          </table:table-cell>
          <table:table-cell office:value-type="float" office:value="47731" calcext:value-type="float">
            <text:p>47731</text:p>
          </table:table-cell>
          <table:table-cell office:value-type="float" office:value="25623" calcext:value-type="float">
            <text:p>25623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-291397" calcext:value-type="float">
            <text:p>-291397</text:p>
          </table:table-cell>
          <table:table-cell office:value-type="float" office:value="-291412" calcext:value-type="float">
            <text:p>-291412</text:p>
          </table:table-cell>
          <table:table-cell office:value-type="float" office:value="42531" calcext:value-type="float">
            <text:p>42531</text:p>
          </table:table-cell>
          <table:table-cell office:value-type="float" office:value="47612" calcext:value-type="float">
            <text:p>47612</text:p>
          </table:table-cell>
          <table:table-cell office:value-type="float" office:value="49105" calcext:value-type="float">
            <text:p>49105</text:p>
          </table:table-cell>
          <table:table-cell office:value-type="float" office:value="26221" calcext:value-type="float">
            <text:p>26221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-88459" calcext:value-type="float">
            <text:p>-88459</text:p>
          </table:table-cell>
          <table:table-cell office:value-type="float" office:value="-88474" calcext:value-type="float">
            <text:p>-88474</text:p>
          </table:table-cell>
          <table:table-cell office:value-type="float" office:value="43935" calcext:value-type="float">
            <text:p>43935</text:p>
          </table:table-cell>
          <table:table-cell office:value-type="float" office:value="49119" calcext:value-type="float">
            <text:p>49119</text:p>
          </table:table-cell>
          <table:table-cell office:value-type="float" office:value="50511" calcext:value-type="float">
            <text:p>50511</text:p>
          </table:table-cell>
          <table:table-cell office:value-type="float" office:value="27088" calcext:value-type="float">
            <text:p>27088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119351" calcext:value-type="float">
            <text:p>119351</text:p>
          </table:table-cell>
          <table:table-cell office:value-type="float" office:value="119336" calcext:value-type="float">
            <text:p>119336</text:p>
          </table:table-cell>
          <table:table-cell office:value-type="float" office:value="45384" calcext:value-type="float">
            <text:p>45384</text:p>
          </table:table-cell>
          <table:table-cell office:value-type="float" office:value="50727" calcext:value-type="float">
            <text:p>50727</text:p>
          </table:table-cell>
          <table:table-cell office:value-type="float" office:value="51866" calcext:value-type="float">
            <text:p>51866</text:p>
          </table:table-cell>
          <table:table-cell office:value-type="float" office:value="27691" calcext:value-type="float">
            <text:p>27691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329941" calcext:value-type="float">
            <text:p>329941</text:p>
          </table:table-cell>
          <table:table-cell office:value-type="float" office:value="329925" calcext:value-type="float">
            <text:p>329925</text:p>
          </table:table-cell>
          <table:table-cell office:value-type="float" office:value="46835" calcext:value-type="float">
            <text:p>46835</text:p>
          </table:table-cell>
          <table:table-cell office:value-type="float" office:value="52337" calcext:value-type="float">
            <text:p>52337</text:p>
          </table:table-cell>
          <table:table-cell office:value-type="float" office:value="53405" calcext:value-type="float">
            <text:p>53405</text:p>
          </table:table-cell>
          <table:table-cell office:value-type="float" office:value="28522" calcext:value-type="float">
            <text:p>28522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549337" calcext:value-type="float">
            <text:p>549337</text:p>
          </table:table-cell>
          <table:table-cell office:value-type="float" office:value="549320" calcext:value-type="float">
            <text:p>549320</text:p>
          </table:table-cell>
          <table:table-cell office:value-type="float" office:value="48293" calcext:value-type="float">
            <text:p>48293</text:p>
          </table:table-cell>
          <table:table-cell office:value-type="float" office:value="53957" calcext:value-type="float">
            <text:p>53957</text:p>
          </table:table-cell>
          <table:table-cell office:value-type="float" office:value="54890" calcext:value-type="float">
            <text:p>54890</text:p>
          </table:table-cell>
          <table:table-cell office:value-type="float" office:value="29390" calcext:value-type="float">
            <text:p>29390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772607" calcext:value-type="float">
            <text:p>772607</text:p>
          </table:table-cell>
          <table:table-cell office:value-type="float" office:value="772590" calcext:value-type="float">
            <text:p>772590</text:p>
          </table:table-cell>
          <table:table-cell office:value-type="float" office:value="49763" calcext:value-type="float">
            <text:p>49763</text:p>
          </table:table-cell>
          <table:table-cell office:value-type="float" office:value="55580" calcext:value-type="float">
            <text:p>55580</text:p>
          </table:table-cell>
          <table:table-cell office:value-type="float" office:value="56263" calcext:value-type="float">
            <text:p>56263</text:p>
          </table:table-cell>
          <table:table-cell office:value-type="float" office:value="30188" calcext:value-type="float">
            <text:p>30188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998973" calcext:value-type="float">
            <text:p>998973</text:p>
          </table:table-cell>
          <table:table-cell office:value-type="float" office:value="998955" calcext:value-type="float">
            <text:p>998955</text:p>
          </table:table-cell>
          <table:table-cell office:value-type="float" office:value="51232" calcext:value-type="float">
            <text:p>51232</text:p>
          </table:table-cell>
          <table:table-cell office:value-type="float" office:value="57206" calcext:value-type="float">
            <text:p>57206</text:p>
          </table:table-cell>
          <table:table-cell office:value-type="float" office:value="57804" calcext:value-type="float">
            <text:p>57804</text:p>
          </table:table-cell>
          <table:table-cell office:value-type="float" office:value="30918" calcext:value-type="float">
            <text:p>30918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1232785" calcext:value-type="float">
            <text:p>1232785</text:p>
          </table:table-cell>
          <table:table-cell office:value-type="float" office:value="1232766" calcext:value-type="float">
            <text:p>1232766</text:p>
          </table:table-cell>
          <table:table-cell office:value-type="float" office:value="52713" calcext:value-type="float">
            <text:p>52713</text:p>
          </table:table-cell>
          <table:table-cell office:value-type="float" office:value="58840" calcext:value-type="float">
            <text:p>58840</text:p>
          </table:table-cell>
          <table:table-cell office:value-type="float" office:value="59228" calcext:value-type="float">
            <text:p>59228</text:p>
          </table:table-cell>
          <table:table-cell office:value-type="float" office:value="31721" calcext:value-type="float">
            <text:p>31721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1466459" calcext:value-type="float">
            <text:p>1466459</text:p>
          </table:table-cell>
          <table:table-cell office:value-type="float" office:value="1466439" calcext:value-type="float">
            <text:p>1466439</text:p>
          </table:table-cell>
          <table:table-cell office:value-type="float" office:value="54196" calcext:value-type="float">
            <text:p>54196</text:p>
          </table:table-cell>
          <table:table-cell office:value-type="float" office:value="60474" calcext:value-type="float">
            <text:p>60474</text:p>
          </table:table-cell>
          <table:table-cell office:value-type="float" office:value="60677" calcext:value-type="float">
            <text:p>60677</text:p>
          </table:table-cell>
          <table:table-cell office:value-type="float" office:value="32537" calcext:value-type="float">
            <text:p>32537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1714087" calcext:value-type="float">
            <text:p>1714087</text:p>
          </table:table-cell>
          <table:table-cell office:value-type="float" office:value="1714067" calcext:value-type="float">
            <text:p>1714067</text:p>
          </table:table-cell>
          <table:table-cell office:value-type="float" office:value="55689" calcext:value-type="float">
            <text:p>55689</text:p>
          </table:table-cell>
          <table:table-cell office:value-type="float" office:value="62122" calcext:value-type="float">
            <text:p>62122</text:p>
          </table:table-cell>
          <table:table-cell office:value-type="float" office:value="61948" calcext:value-type="float">
            <text:p>61948</text:p>
          </table:table-cell>
          <table:table-cell office:value-type="float" office:value="33152" calcext:value-type="float">
            <text:p>331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pl" fo:country="PL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pl" fo:country="PL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0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30T23:38:17.162378722</dc:date>
    <meta:editing-duration>PT9M17S</meta:editing-duration>
    <meta:editing-cycles>1</meta:editing-cycles>
    <meta:document-statistic meta:table-count="1" meta:cell-count="353" meta:object-count="1"/>
    <meta:generator>LibreOffice/5.3.1.2$Linux_X86_64 LibreOffice_project/3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3cm" svg:height="11.449cm" xlink:href=".." xlink:type="simple" chart:class="chart:line" chart:style-name="ch1">
        <chart:legend chart:legend-position="end" svg:x="12.622cm" svg:y="4.18cm" style:legend-expansion="high" chart:style-name="ch2"/>
        <chart:plot-area chart:style-name="ch3" table:cell-range-address="l2z1.A5:l2z1.A54 l2z1.B5:l2z1.C21 l2z1.D5:l2z1.G54" chart:data-source-has-labels="both" svg:x="0.529cm" svg:y="0.622cm" svg:width="12.11cm" svg:height="10.627cm">
          <chartooo:coordinate-region svg:x="2.05cm" svg:y="0.821cm" svg:width="10.589cm" svg:height="9.298cm"/>
          <chart:axis chart:dimension="x" chart:name="primary-x" chart:style-name="ch4" chartooo:axis-type="auto">
            <chartooo:date-scale/>
            <chart:categories table:cell-range-address="l2z1.A5:l2z1.A5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2z1.B5:l2z1.B21" loext:label-string="i_compare" chart:class="chart:line">
            <chart:data-point chart:repeated="17"/>
          </chart:series>
          <chart:series chart:style-name="ch7" chart:values-cell-range-address="l2z1.C5:l2z1.C21" loext:label-string="i_swap" chart:class="chart:line">
            <chart:data-point chart:repeated="17"/>
          </chart:series>
          <chart:series chart:style-name="ch8" chart:values-cell-range-address="l2z1.D5:l2z1.D54" loext:label-string="m_compare" chart:class="chart:line">
            <chart:data-point chart:repeated="50"/>
          </chart:series>
          <chart:series chart:style-name="ch9" chart:values-cell-range-address="l2z1.E5:l2z1.E54" loext:label-string="m_swap" chart:class="chart:line">
            <chart:data-point chart:repeated="50"/>
          </chart:series>
          <chart:series chart:style-name="ch10" chart:values-cell-range-address="l2z1.F5:l2z1.F54" loext:label-string="q_compare" chart:class="chart:line">
            <chart:data-point chart:repeated="50"/>
          </chart:series>
          <chart:series chart:style-name="ch11" chart:values-cell-range-address="l2z1.G5:l2z1.G54" loext:label-string="q_swap" chart:class="chart:line">
            <chart:data-point chart:repeated="5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_compare</text:p>
              </table:table-cell>
              <table:table-cell office:value-type="string">
                <text:p>i_swap</text:p>
              </table:table-cell>
              <table:table-cell office:value-type="string">
                <text:p>m_compare</text:p>
              </table:table-cell>
              <table:table-cell office:value-type="string">
                <text:p>m_swap</text:p>
              </table:table-cell>
              <table:table-cell office:value-type="string">
                <text:p>q_compare</text:p>
              </table:table-cell>
              <table:table-cell office:value-type="string">
                <text:p>q_swap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l2z1.A5:l2z1.A54</svg:desc>
                </draw:g>
              </table:table-cell>
              <table:table-cell office:value-type="float" office:value="0">
                <text:p>0</text:p>
                <draw:g>
                  <svg:desc>l2z1.B5:l2z1.B21</svg:desc>
                </draw:g>
              </table:table-cell>
              <table:table-cell office:value-type="float" office:value="0">
                <text:p>0</text:p>
                <draw:g>
                  <svg:desc>l2z1.C5:l2z1.C21</svg:desc>
                </draw:g>
              </table:table-cell>
              <table:table-cell office:value-type="float" office:value="0">
                <text:p>0</text:p>
                <draw:g>
                  <svg:desc>l2z1.D5:l2z1.D54</svg:desc>
                </draw:g>
              </table:table-cell>
              <table:table-cell office:value-type="float" office:value="0">
                <text:p>0</text:p>
                <draw:g>
                  <svg:desc>l2z1.E5:l2z1.E54</svg:desc>
                </draw:g>
              </table:table-cell>
              <table:table-cell office:value-type="float" office:value="0">
                <text:p>0</text:p>
                <draw:g>
                  <svg:desc>l2z1.F5:l2z1.F54</svg:desc>
                </draw:g>
              </table:table-cell>
              <table:table-cell office:value-type="float" office:value="0">
                <text:p>0</text:p>
                <draw:g>
                  <svg:desc>l2z1.G5:l2z1.G54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568">
                <text:p>2568</text:p>
              </table:table-cell>
              <table:table-cell office:value-type="float" office:value="2572">
                <text:p>2572</text:p>
              </table:table-cell>
              <table:table-cell office:value-type="float" office:value="544">
                <text:p>544</text:p>
              </table:table-cell>
              <table:table-cell office:value-type="float" office:value="674">
                <text:p>674</text:p>
              </table:table-cell>
              <table:table-cell office:value-type="float" office:value="514">
                <text:p>51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0124">
                <text:p>10124</text:p>
              </table:table-cell>
              <table:table-cell office:value-type="float" office:value="10129">
                <text:p>10129</text:p>
              </table:table-cell>
              <table:table-cell office:value-type="float" office:value="1292">
                <text:p>1292</text:p>
              </table:table-cell>
              <table:table-cell office:value-type="float" office:value="1554">
                <text:p>1554</text:p>
              </table:table-cell>
              <table:table-cell office:value-type="float" office:value="1285">
                <text:p>1285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2706">
                <text:p>22706</text:p>
              </table:table-cell>
              <table:table-cell office:value-type="float" office:value="22711">
                <text:p>22711</text:p>
              </table:table-cell>
              <table:table-cell office:value-type="float" office:value="2119">
                <text:p>2119</text:p>
              </table:table-cell>
              <table:table-cell office:value-type="float" office:value="2510">
                <text:p>2510</text:p>
              </table:table-cell>
              <table:table-cell office:value-type="float" office:value="2150">
                <text:p>2150</text:p>
              </table:table-cell>
              <table:table-cell office:value-type="float" office:value="1212">
                <text:p>1212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278">
                <text:p>40278</text:p>
              </table:table-cell>
              <table:table-cell office:value-type="float" office:value="40282">
                <text:p>40282</text:p>
              </table:table-cell>
              <table:table-cell office:value-type="float" office:value="3001">
                <text:p>3001</text:p>
              </table:table-cell>
              <table:table-cell office:value-type="float" office:value="3528">
                <text:p>3528</text:p>
              </table:table-cell>
              <table:table-cell office:value-type="float" office:value="3093">
                <text:p>3093</text:p>
              </table:table-cell>
              <table:table-cell office:value-type="float" office:value="1716">
                <text:p>171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62900">
                <text:p>62900</text:p>
              </table:table-cell>
              <table:table-cell office:value-type="float" office:value="62905">
                <text:p>62905</text:p>
              </table:table-cell>
              <table:table-cell office:value-type="float" office:value="3918">
                <text:p>3918</text:p>
              </table:table-cell>
              <table:table-cell office:value-type="float" office:value="4550">
                <text:p>4550</text:p>
              </table:table-cell>
              <table:table-cell office:value-type="float" office:value="4066">
                <text:p>4066</text:p>
              </table:table-cell>
              <table:table-cell office:value-type="float" office:value="2245">
                <text:p>2245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90587">
                <text:p>90587</text:p>
              </table:table-cell>
              <table:table-cell office:value-type="float" office:value="90591">
                <text:p>90591</text:p>
              </table:table-cell>
              <table:table-cell office:value-type="float" office:value="4883">
                <text:p>4883</text:p>
              </table:table-cell>
              <table:table-cell office:value-type="float" office:value="5666">
                <text:p>5666</text:p>
              </table:table-cell>
              <table:table-cell office:value-type="float" office:value="5100">
                <text:p>5100</text:p>
              </table:table-cell>
              <table:table-cell office:value-type="float" office:value="2804">
                <text:p>2804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123044">
                <text:p>123044</text:p>
              </table:table-cell>
              <table:table-cell office:value-type="float" office:value="123048">
                <text:p>123048</text:p>
              </table:table-cell>
              <table:table-cell office:value-type="float" office:value="5872">
                <text:p>5872</text:p>
              </table:table-cell>
              <table:table-cell office:value-type="float" office:value="6799">
                <text:p>6799</text:p>
              </table:table-cell>
              <table:table-cell office:value-type="float" office:value="6179">
                <text:p>6179</text:p>
              </table:table-cell>
              <table:table-cell office:value-type="float" office:value="3384">
                <text:p>3384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60662">
                <text:p>160662</text:p>
              </table:table-cell>
              <table:table-cell office:value-type="float" office:value="160665">
                <text:p>160665</text:p>
              </table:table-cell>
              <table:table-cell office:value-type="float" office:value="6881">
                <text:p>6881</text:p>
              </table:table-cell>
              <table:table-cell office:value-type="float" office:value="7936">
                <text:p>7936</text:p>
              </table:table-cell>
              <table:table-cell office:value-type="float" office:value="7249">
                <text:p>7249</text:p>
              </table:table-cell>
              <table:table-cell office:value-type="float" office:value="3969">
                <text:p>3969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203083">
                <text:p>203083</text:p>
              </table:table-cell>
              <table:table-cell office:value-type="float" office:value="203086">
                <text:p>203086</text:p>
              </table:table-cell>
              <table:table-cell office:value-type="float" office:value="7912">
                <text:p>7912</text:p>
              </table:table-cell>
              <table:table-cell office:value-type="float" office:value="9079">
                <text:p>9079</text:p>
              </table:table-cell>
              <table:table-cell office:value-type="float" office:value="8393">
                <text:p>8393</text:p>
              </table:table-cell>
              <table:table-cell office:value-type="float" office:value="4580">
                <text:p>458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50686">
                <text:p>250686</text:p>
              </table:table-cell>
              <table:table-cell office:value-type="float" office:value="250689">
                <text:p>250689</text:p>
              </table:table-cell>
              <table:table-cell office:value-type="float" office:value="8957">
                <text:p>8957</text:p>
              </table:table-cell>
              <table:table-cell office:value-type="float" office:value="10226">
                <text:p>10226</text:p>
              </table:table-cell>
              <table:table-cell office:value-type="float" office:value="9527">
                <text:p>9527</text:p>
              </table:table-cell>
              <table:table-cell office:value-type="float" office:value="5206">
                <text:p>5206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303257">
                <text:p>303257</text:p>
              </table:table-cell>
              <table:table-cell office:value-type="float" office:value="303259">
                <text:p>303259</text:p>
              </table:table-cell>
              <table:table-cell office:value-type="float" office:value="10041">
                <text:p>10041</text:p>
              </table:table-cell>
              <table:table-cell office:value-type="float" office:value="11455">
                <text:p>11455</text:p>
              </table:table-cell>
              <table:table-cell office:value-type="float" office:value="10664">
                <text:p>10664</text:p>
              </table:table-cell>
              <table:table-cell office:value-type="float" office:value="5814">
                <text:p>5814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360890">
                <text:p>360890</text:p>
              </table:table-cell>
              <table:table-cell office:value-type="float" office:value="360892">
                <text:p>360892</text:p>
              </table:table-cell>
              <table:table-cell office:value-type="float" office:value="11144">
                <text:p>11144</text:p>
              </table:table-cell>
              <table:table-cell office:value-type="float" office:value="12712">
                <text:p>12712</text:p>
              </table:table-cell>
              <table:table-cell office:value-type="float" office:value="11868">
                <text:p>11868</text:p>
              </table:table-cell>
              <table:table-cell office:value-type="float" office:value="6470">
                <text:p>6470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423231">
                <text:p>423231</text:p>
              </table:table-cell>
              <table:table-cell office:value-type="float" office:value="423232">
                <text:p>423232</text:p>
              </table:table-cell>
              <table:table-cell office:value-type="float" office:value="12259">
                <text:p>12259</text:p>
              </table:table-cell>
              <table:table-cell office:value-type="float" office:value="13975">
                <text:p>13975</text:p>
              </table:table-cell>
              <table:table-cell office:value-type="float" office:value="13005">
                <text:p>13005</text:p>
              </table:table-cell>
              <table:table-cell office:value-type="float" office:value="7085">
                <text:p>7085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491174">
                <text:p>491174</text:p>
              </table:table-cell>
              <table:table-cell office:value-type="float" office:value="491175">
                <text:p>491175</text:p>
              </table:table-cell>
              <table:table-cell office:value-type="float" office:value="13386">
                <text:p>13386</text:p>
              </table:table-cell>
              <table:table-cell office:value-type="float" office:value="15243">
                <text:p>15243</text:p>
              </table:table-cell>
              <table:table-cell office:value-type="float" office:value="14228">
                <text:p>14228</text:p>
              </table:table-cell>
              <table:table-cell office:value-type="float" office:value="7728">
                <text:p>7728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563201">
                <text:p>563201</text:p>
              </table:table-cell>
              <table:table-cell office:value-type="float" office:value="563201">
                <text:p>563201</text:p>
              </table:table-cell>
              <table:table-cell office:value-type="float" office:value="14523">
                <text:p>14523</text:p>
              </table:table-cell>
              <table:table-cell office:value-type="float" office:value="16515">
                <text:p>16515</text:p>
              </table:table-cell>
              <table:table-cell office:value-type="float" office:value="15417">
                <text:p>15417</text:p>
              </table:table-cell>
              <table:table-cell office:value-type="float" office:value="8378">
                <text:p>8378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640289">
                <text:p>640289</text:p>
              </table:table-cell>
              <table:table-cell office:value-type="float" office:value="640289">
                <text:p>640289</text:p>
              </table:table-cell>
              <table:table-cell office:value-type="float" office:value="15681">
                <text:p>15681</text:p>
              </table:table-cell>
              <table:table-cell office:value-type="float" office:value="17792">
                <text:p>17792</text:p>
              </table:table-cell>
              <table:table-cell office:value-type="float" office:value="16708">
                <text:p>16708</text:p>
              </table:table-cell>
              <table:table-cell office:value-type="float" office:value="9027">
                <text:p>9027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850">
                <text:p>16850</text:p>
              </table:table-cell>
              <table:table-cell office:value-type="float" office:value="19075">
                <text:p>19075</text:p>
              </table:table-cell>
              <table:table-cell office:value-type="float" office:value="17984">
                <text:p>17984</text:p>
              </table:table-cell>
              <table:table-cell office:value-type="float" office:value="9753">
                <text:p>9753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28">
                <text:p>18028</text:p>
              </table:table-cell>
              <table:table-cell office:value-type="float" office:value="20363">
                <text:p>20363</text:p>
              </table:table-cell>
              <table:table-cell office:value-type="float" office:value="19105">
                <text:p>19105</text:p>
              </table:table-cell>
              <table:table-cell office:value-type="float" office:value="10349">
                <text:p>10349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217">
                <text:p>19217</text:p>
              </table:table-cell>
              <table:table-cell office:value-type="float" office:value="21656">
                <text:p>21656</text:p>
              </table:table-cell>
              <table:table-cell office:value-type="float" office:value="20518">
                <text:p>20518</text:p>
              </table:table-cell>
              <table:table-cell office:value-type="float" office:value="11037">
                <text:p>11037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413">
                <text:p>20413</text:p>
              </table:table-cell>
              <table:table-cell office:value-type="float" office:value="22952">
                <text:p>22952</text:p>
              </table:table-cell>
              <table:table-cell office:value-type="float" office:value="21756">
                <text:p>21756</text:p>
              </table:table-cell>
              <table:table-cell office:value-type="float" office:value="11722">
                <text:p>11722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636">
                <text:p>21636</text:p>
              </table:table-cell>
              <table:table-cell office:value-type="float" office:value="24308">
                <text:p>24308</text:p>
              </table:table-cell>
              <table:table-cell office:value-type="float" office:value="23100">
                <text:p>23100</text:p>
              </table:table-cell>
              <table:table-cell office:value-type="float" office:value="12465">
                <text:p>12465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886">
                <text:p>22886</text:p>
              </table:table-cell>
              <table:table-cell office:value-type="float" office:value="25715">
                <text:p>25715</text:p>
              </table:table-cell>
              <table:table-cell office:value-type="float" office:value="24438">
                <text:p>24438</text:p>
              </table:table-cell>
              <table:table-cell office:value-type="float" office:value="13159">
                <text:p>13159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141">
                <text:p>24141</text:p>
              </table:table-cell>
              <table:table-cell office:value-type="float" office:value="27127">
                <text:p>27127</text:p>
              </table:table-cell>
              <table:table-cell office:value-type="float" office:value="25723">
                <text:p>25723</text:p>
              </table:table-cell>
              <table:table-cell office:value-type="float" office:value="13858">
                <text:p>13858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405">
                <text:p>25405</text:p>
              </table:table-cell>
              <table:table-cell office:value-type="float" office:value="28544">
                <text:p>28544</text:p>
              </table:table-cell>
              <table:table-cell office:value-type="float" office:value="26865">
                <text:p>26865</text:p>
              </table:table-cell>
              <table:table-cell office:value-type="float" office:value="14544">
                <text:p>14544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676">
                <text:p>26676</text:p>
              </table:table-cell>
              <table:table-cell office:value-type="float" office:value="29967">
                <text:p>29967</text:p>
              </table:table-cell>
              <table:table-cell office:value-type="float" office:value="28354">
                <text:p>28354</text:p>
              </table:table-cell>
              <table:table-cell office:value-type="float" office:value="15271">
                <text:p>15271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958">
                <text:p>27958</text:p>
              </table:table-cell>
              <table:table-cell office:value-type="float" office:value="31394">
                <text:p>31394</text:p>
              </table:table-cell>
              <table:table-cell office:value-type="float" office:value="29671">
                <text:p>29671</text:p>
              </table:table-cell>
              <table:table-cell office:value-type="float" office:value="15923">
                <text:p>15923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252">
                <text:p>29252</text:p>
              </table:table-cell>
              <table:table-cell office:value-type="float" office:value="32828">
                <text:p>32828</text:p>
              </table:table-cell>
              <table:table-cell office:value-type="float" office:value="30931">
                <text:p>30931</text:p>
              </table:table-cell>
              <table:table-cell office:value-type="float" office:value="16683">
                <text:p>16683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554">
                <text:p>30554</text:p>
              </table:table-cell>
              <table:table-cell office:value-type="float" office:value="34267">
                <text:p>34267</text:p>
              </table:table-cell>
              <table:table-cell office:value-type="float" office:value="32254">
                <text:p>32254</text:p>
              </table:table-cell>
              <table:table-cell office:value-type="float" office:value="17211">
                <text:p>17211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859">
                <text:p>31859</text:p>
              </table:table-cell>
              <table:table-cell office:value-type="float" office:value="35709">
                <text:p>35709</text:p>
              </table:table-cell>
              <table:table-cell office:value-type="float" office:value="33761">
                <text:p>33761</text:p>
              </table:table-cell>
              <table:table-cell office:value-type="float" office:value="18109">
                <text:p>18109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879">
                <text:p>28879</text:p>
              </table:table-cell>
              <table:table-cell office:value-type="float" office:value="32862">
                <text:p>32862</text:p>
              </table:table-cell>
              <table:table-cell office:value-type="float" office:value="35049">
                <text:p>35049</text:p>
              </table:table-cell>
              <table:table-cell office:value-type="float" office:value="18861">
                <text:p>18861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204">
                <text:p>30204</text:p>
              </table:table-cell>
              <table:table-cell office:value-type="float" office:value="34314">
                <text:p>34314</text:p>
              </table:table-cell>
              <table:table-cell office:value-type="float" office:value="36498">
                <text:p>36498</text:p>
              </table:table-cell>
              <table:table-cell office:value-type="float" office:value="19697">
                <text:p>19697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545">
                <text:p>31545</text:p>
              </table:table-cell>
              <table:table-cell office:value-type="float" office:value="35772">
                <text:p>35772</text:p>
              </table:table-cell>
              <table:table-cell office:value-type="float" office:value="37932">
                <text:p>37932</text:p>
              </table:table-cell>
              <table:table-cell office:value-type="float" office:value="20459">
                <text:p>20459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891">
                <text:p>32891</text:p>
              </table:table-cell>
              <table:table-cell office:value-type="float" office:value="37232">
                <text:p>37232</text:p>
              </table:table-cell>
              <table:table-cell office:value-type="float" office:value="39035">
                <text:p>39035</text:p>
              </table:table-cell>
              <table:table-cell office:value-type="float" office:value="20921">
                <text:p>20921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249">
                <text:p>34249</text:p>
              </table:table-cell>
              <table:table-cell office:value-type="float" office:value="38701">
                <text:p>38701</text:p>
              </table:table-cell>
              <table:table-cell office:value-type="float" office:value="40693">
                <text:p>40693</text:p>
              </table:table-cell>
              <table:table-cell office:value-type="float" office:value="21830">
                <text:p>21830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609">
                <text:p>35609</text:p>
              </table:table-cell>
              <table:table-cell office:value-type="float" office:value="40172">
                <text:p>40172</text:p>
              </table:table-cell>
              <table:table-cell office:value-type="float" office:value="41869">
                <text:p>41869</text:p>
              </table:table-cell>
              <table:table-cell office:value-type="float" office:value="22427">
                <text:p>22427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982">
                <text:p>36982</text:p>
              </table:table-cell>
              <table:table-cell office:value-type="float" office:value="41653">
                <text:p>41653</text:p>
              </table:table-cell>
              <table:table-cell office:value-type="float" office:value="43322">
                <text:p>43322</text:p>
              </table:table-cell>
              <table:table-cell office:value-type="float" office:value="23269">
                <text:p>23269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357">
                <text:p>38357</text:p>
              </table:table-cell>
              <table:table-cell office:value-type="float" office:value="43133">
                <text:p>43133</text:p>
              </table:table-cell>
              <table:table-cell office:value-type="float" office:value="44764">
                <text:p>44764</text:p>
              </table:table-cell>
              <table:table-cell office:value-type="float" office:value="23901">
                <text:p>23901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742">
                <text:p>39742</text:p>
              </table:table-cell>
              <table:table-cell office:value-type="float" office:value="44620">
                <text:p>44620</text:p>
              </table:table-cell>
              <table:table-cell office:value-type="float" office:value="46304">
                <text:p>46304</text:p>
              </table:table-cell>
              <table:table-cell office:value-type="float" office:value="24943">
                <text:p>24943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133">
                <text:p>41133</text:p>
              </table:table-cell>
              <table:table-cell office:value-type="float" office:value="46114">
                <text:p>46114</text:p>
              </table:table-cell>
              <table:table-cell office:value-type="float" office:value="47731">
                <text:p>47731</text:p>
              </table:table-cell>
              <table:table-cell office:value-type="float" office:value="25623">
                <text:p>25623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531">
                <text:p>42531</text:p>
              </table:table-cell>
              <table:table-cell office:value-type="float" office:value="47612">
                <text:p>47612</text:p>
              </table:table-cell>
              <table:table-cell office:value-type="float" office:value="49105">
                <text:p>49105</text:p>
              </table:table-cell>
              <table:table-cell office:value-type="float" office:value="26221">
                <text:p>26221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5">
                <text:p>43935</text:p>
              </table:table-cell>
              <table:table-cell office:value-type="float" office:value="49119">
                <text:p>49119</text:p>
              </table:table-cell>
              <table:table-cell office:value-type="float" office:value="50511">
                <text:p>50511</text:p>
              </table:table-cell>
              <table:table-cell office:value-type="float" office:value="27088">
                <text:p>27088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384">
                <text:p>45384</text:p>
              </table:table-cell>
              <table:table-cell office:value-type="float" office:value="50727">
                <text:p>50727</text:p>
              </table:table-cell>
              <table:table-cell office:value-type="float" office:value="51866">
                <text:p>51866</text:p>
              </table:table-cell>
              <table:table-cell office:value-type="float" office:value="27691">
                <text:p>27691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835">
                <text:p>46835</text:p>
              </table:table-cell>
              <table:table-cell office:value-type="float" office:value="52337">
                <text:p>52337</text:p>
              </table:table-cell>
              <table:table-cell office:value-type="float" office:value="53405">
                <text:p>53405</text:p>
              </table:table-cell>
              <table:table-cell office:value-type="float" office:value="28522">
                <text:p>28522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293">
                <text:p>48293</text:p>
              </table:table-cell>
              <table:table-cell office:value-type="float" office:value="53957">
                <text:p>53957</text:p>
              </table:table-cell>
              <table:table-cell office:value-type="float" office:value="54890">
                <text:p>54890</text:p>
              </table:table-cell>
              <table:table-cell office:value-type="float" office:value="29390">
                <text:p>29390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763">
                <text:p>49763</text:p>
              </table:table-cell>
              <table:table-cell office:value-type="float" office:value="55580">
                <text:p>55580</text:p>
              </table:table-cell>
              <table:table-cell office:value-type="float" office:value="56263">
                <text:p>56263</text:p>
              </table:table-cell>
              <table:table-cell office:value-type="float" office:value="30188">
                <text:p>30188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232">
                <text:p>51232</text:p>
              </table:table-cell>
              <table:table-cell office:value-type="float" office:value="57206">
                <text:p>57206</text:p>
              </table:table-cell>
              <table:table-cell office:value-type="float" office:value="57804">
                <text:p>57804</text:p>
              </table:table-cell>
              <table:table-cell office:value-type="float" office:value="30918">
                <text:p>30918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713">
                <text:p>52713</text:p>
              </table:table-cell>
              <table:table-cell office:value-type="float" office:value="58840">
                <text:p>58840</text:p>
              </table:table-cell>
              <table:table-cell office:value-type="float" office:value="59228">
                <text:p>59228</text:p>
              </table:table-cell>
              <table:table-cell office:value-type="float" office:value="31721">
                <text:p>31721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196">
                <text:p>54196</text:p>
              </table:table-cell>
              <table:table-cell office:value-type="float" office:value="60474">
                <text:p>60474</text:p>
              </table:table-cell>
              <table:table-cell office:value-type="float" office:value="60677">
                <text:p>60677</text:p>
              </table:table-cell>
              <table:table-cell office:value-type="float" office:value="32537">
                <text:p>32537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689">
                <text:p>55689</text:p>
              </table:table-cell>
              <table:table-cell office:value-type="float" office:value="62122">
                <text:p>62122</text:p>
              </table:table-cell>
              <table:table-cell office:value-type="float" office:value="61948">
                <text:p>61948</text:p>
              </table:table-cell>
              <table:table-cell office:value-type="float" office:value="33152">
                <text:p>331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